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16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Du willst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Grimmig watschelnd den Gang entlang, aus Richtung des Aufzugs,</text:p>
      <text:p text:style-name="Text_20_body">ist Kommissar Peripetschikow. Unter seinem Hut ist sein Kopf verbunden,</text:p>
      <text:p text:style-name="Text_20_body">und einen Arm hat er in der Schlinge, —</text:p>
      <text:p text:style-name="Text_20_body">INT, MacNAMARA'S BÜRO - TAG</text:p>
      <text:p text:style-name="Text_20_body">Zu diesem Zeitpunkt ist ein erregter Otto: Adressierung der Coca-Cola-Pins « auf</text:p>
      <text:p text:style-name="Text_20_body">die Wandkarte.</text:p>
      <text:p text:style-name="Text_20_body">OTTO</text:p>
      <text:p text:style-name="Text_20_body">Softdrink-Sklaven der Welt, steht auf!</text:p>
      <text:p text:style-name="Text_20_body">Zerschmettere die Flaschen und gieße den Sirup in</text:p>
      <text:p text:style-name="Text_20_body">die Abwasserkanäle -</text:p>
      <text:p text:style-name="Text_20_body">In der offenen Tür erscheint Peripetchikoff, starrt</text:p>
      <text:p text:style-name="Text_20_body">.MacNamara.</text:p>
      <text:p text:style-name="Text_20_body">. PERIPETSCHIKOFF</text:p>
      <text:p text:style-name="Text_20_body">- Erinnere dich an mich?</text:p>
      <text:p text:style-name="Text_20_body">MacNAMARA</text:p>
      <text:p text:style-name="Text_20_body">Kommissar Peripetschikow. So, so, so.</text:p>
      <text:p text:style-name="Text_20_body">PERIPET CHIKOFF</text:p>
      <text:p text:style-name="Text_20_body">Nun, das ist die eine Sache, die ich nicht bin</text:p>
      <text:p text:style-name="Text_20_body">OTTO</text:p>
      <text:p text:style-name="Text_20_body">; (verzinkt)</text:p>
      <text:p text:style-name="Text_20_body">Sie sind ein russischer Kommissar?</text:p>
      <text:p text:style-name="Text_20_body">PE RIPETTSCHIKOFF</text:p>
      <text:p text:style-name="Text_20_body">{Otto beiseite schiebend; zu</text:p>
      <text:p text:style-name="Text_20_body">(MacNamara)</text:p>
      <text:p text:style-name="Text_20_body"><text:soft-page-break/>Zum letzten Mal hast du dich lächerlich gemacht</text:p>
      <text:p text:style-name="Text_20_body">Te o</text:p>
      <text:p text:style-name="Text_20_body">. OTTO</text:p>
      <text:p text:style-name="Text_20_body">Er hat mich auch getäuscht. Hören Sie, Kommissar, Sie</text:p>
      <text:p text:style-name="Text_20_body">muss mir und meinem Witz helfen, in die Sowjetunion zu kommen</text:p>
      <text:p text:style-name="Text_20_body">Zone.</text:p>
      <text:p text:style-name="Text_20_body">(FORTSETZUNG)</text:p>
      <text:p text:style-name="Text_20_body">0</text:p>
      <text:p text:style-name="Text_20_body">158,</text:p>
      <text:p text:style-name="Text_20_body">123) FORTSETZUNG:</text:p>
      <text:p text:style-name="Text_20_body"/>
      <text:p text:style-name="Text_20_body">PERIPET CHIKOFF</text:p>
      <text:p text:style-name="Text_20_body">Es mag ein kleines Problem geben -</text:p>
      <text:p text:style-name="Text_20_body">MacNAMARA</text:p>
      <text:p text:style-name="Text_20_body">{zu Otto)</text:p>
      <text:p text:style-name="Text_20_body">Ja. Alle kommen hierher --</text:p>
      <text:p text:style-name="Text_20_body">fünfzehnhundert Menschen pro Tag ~-- Sie wollen sich durch den ganzen Verkehr kämpfen? -</text:p>
      <text:p text:style-name="Text_20_body">OTTO</text:p>
      <text:p text:style-name="Text_20_body">(zu Peripetschikow)</text:p>
      <text:p text:style-name="Text_20_body">Ich bin Parteimitglied -</text:p>
      <text:p text:style-name="Text_20_body">{nimmt Parteibuch aus</text:p>
      <text:p text:style-name="Text_20_body">Innentasche des Mantels,</text:p>
      <text:p text:style-name="Text_20_body">blinkt es)</text:p>
      <text:p text:style-name="Text_20_body">-- bis Dezember bezahlt. Sie brauchen mich dort. .</text:p>
      <text:p text:style-name="Text_20_body">Ich bin Raketenwissenschaftler,</text:p>
      <text:p text:style-name="Text_20_body">| PERIPETCHIKOFF</text:p>
      <text:p text:style-name="Text_20_body">Ah, das ist ein Bereich, in dem wir voraus sind _</text:p>
      <text:p text:style-name="Text_20_body">Amerika. In Cape Canaveral, wenn eine Rakete geht f</text:p>
      <text:p text:style-name="Text_20_body">falsch, sie drücken einen speziellen Knopf und pow -- &gt;</text:p>
      <text:p text:style-name="Text_20_body">es explodiert. Aber in Russland haben wir zwei Knöpfe.</text:p>
      <text:p text:style-name="Text_20_body">OTTO</text:p>
      <text:p text:style-name="Text_20_body">Zwei Knöpfe?</text:p>
      <text:p text:style-name="Text_20_body">PERIPET CHIKOFF</text:p>
      <text:p text:style-name="Text_20_body">Einer, um Raketen in die Luft zu jagen – einer, um Wissenschaftler in die Luft zu jagen.</text:p>
      <text:p text:style-name="Text_20_body">~ - oTTo |</text:p>
      <text:p text:style-name="Text_20_body"><text:soft-page-break/>Was für ein Kommissar sind Sie?</text:p>
      <text:p text:style-name="Text_20_body">= PERIPETSCHIKOFF</text:p>
      <text:p text:style-name="Text_20_body">Ein ehemaliger Kommissar.</text:p>
      <text:p text:style-name="Text_20_body">| MacNAMARA</text:p>
      <text:p text:style-name="Text_20_body">Du bist übergelaufen? ;</text:p>
      <text:p text:style-name="Text_20_body">PERIPETCHIKOFF</text:p>
      <text:p text:style-name="Text_20_body">ist ein altes russisches Sprichwort: Geh nach Westen, junger Mann.</text:p>
      <text:p text:style-name="Text_20_body">, MacNAMARA</text:p>
      <text:p text:style-name="Text_20_body">Was ist mit deinen Kumpels Mishkin passiert und</text:p>
      <text:p text:style-name="Text_20_body">Borodenko?</text:p>
      <text:p text:style-name="Text_20_body">(FORTSETZUNG) .</text:p>
      <text:p text:style-name="Text_20_body">123 FORTSETZUNG:</text:p>
      <text:p text:style-name="Text_20_body">PERIPETCHIKOFF</text:p>
      <text:p text:style-name="Text_20_body">Im Krankenwagen unterwegs vom Brandenburger Tor</text:p>
      <text:p text:style-name="Text_20_body">Ich habe Borodenkos Geheimdienstmarke geklaut</text:p>
      <text:p text:style-name="Text_20_body">und ließ sie beide verhaften. |</text:p>
      <text:p text:style-name="Text_20_body">OTTO</text:p>
      <text:p text:style-name="Text_20_body">(betäubt)</text:p>
      <text:p text:style-name="Text_20_body">Sie haben Ihre eigenen Kameraden verraten?</text:p>
      <text:p text:style-name="Text_20_body">PERIPETCHIKOFF</text:p>
      <text:p text:style-name="Text_20_body">Wenn ich es ihnen nicht antue, tun sie es mir an.</text:p>
      <text:p text:style-name="Text_20_body">MacNAMARA</text:p>
      <text:p text:style-name="Text_20_body">Ist ein altes russisches Sprichwort.</text:p>
      <text:p text:style-name="Text_20_body">OTTO -</text:p>
      <text:p text:style-name="Text_20_body">(zu Peripetchikoff, was darauf hinweist</text:p>
      <text:p text:style-name="Text_20_body">(MacNamara)</text:p>
      <text:p text:style-name="Text_20_body">Du bist schlimmer als er. |</text:p>
      <text:p text:style-name="Text_20_body">PERIPET CHIKOFF</text:p>
      <text:p text:style-name="Text_20_body">Hören Sie, mein junger Freund, ich möchte nicht mit Namen prahlen, aber was denken Sie</text:p>
      <text:p text:style-name="Text_20_body">Chruschtschow hat Malenkow angetan? Was machst du</text:p>
      <text:p text:style-name="Text_20_body">was Stalin wohl mit Trotzki gemacht hat? =</text:p>
      <text:p text:style-name="Text_20_body">OTTO</text:p>
      <text:p text:style-name="Text_20_body">Sind alle Menschen auf dieser Welt korrupt? —</text:p>
      <text:p text:style-name="Text_20_body">PERIPET TSCHIKOF.</text:p>
      <text:p text:style-name="Text_20_body">(achselzuckend)</text:p>
      <text:p text:style-name="Text_20_body"><text:soft-page-break/>Ich kenne nicht alle.</text:p>
      <text:p text:style-name="Text_20_body">OTTO</text:p>
      <text:p text:style-name="Text_20_body">(bitter) :</text:p>
      <text:p text:style-name="Text_20_body">Vielleicht sollten wir den ganzen Menschen gleichstellen</text:p>
      <text:p text:style-name="Text_20_body">Rennen und von vorne beginnen. .</text:p>
      <text:p text:style-name="Text_20_body">MacNAMARA</text:p>
      <text:p text:style-name="Text_20_body">Betrachten Sie es so, Junge - jede Welt, die</text:p>
      <text:p text:style-name="Text_20_body">produzieren das Taj Mahal, William Shakespeare,</text:p>
      <text:p text:style-name="Text_20_body">und gestreifte Zahnpasta kann nicht ganz schlecht sein.</text:p>
      <text:p text:style-name="Text_20_body">Der Schneider kommt mit Ottos Hose hereinge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3.</text:chapter><text:tab/><text:chapter text:display="name" text:outline-level="1">Büro 16: Peripetchikoff</text:chapter><text:tab/><text:page-number text:select-page="current">7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4T17:28:59.10</dc:date>
    <dc:creator>Jirka Dell'Oro-Friedl</dc:creator>
    <meta:editing-duration>P20DT7H52M43S</meta:editing-duration>
    <meta:editing-cycles>133</meta:editing-cycles>
    <meta:generator>OpenOffice/4.1.15$Win32 OpenOffice.org_project/4115m2$Build-9813</meta:generator>
    <meta:document-statistic meta:table-count="1" meta:image-count="0" meta:object-count="1" meta:page-count="73" meta:paragraph-count="1496" meta:word-count="22054" meta:character-count="142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28"/>
      <style:map style:condition="is-true-formula(MOD(COLUMN();4)-2=0)" style:apply-style-name="Raster" style:base-cell-address="Tabelle1.Z28"/>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2" table:default-cell-style-name="ce10"/>
        <table:table-row table:style-name="ro1" table:number-rows-repeated="2">
          <table:table-cell table:style-name="ce1"/>
          <table:table-cell table:style-name="ce4" table:number-columns-repeated="9"/>
          <table:table-cell table:number-columns-repeated="1014"/>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PHYLLIS MacNAMARA</text:p>
          </table:table-cell>
          <table:table-cell table:style-name="ce5" office:value-type="string">
            <text:p>SCHLEMMER</text:p>
          </table:table-cell>
          <table:table-cell table:style-name="ce5" office:value-type="string">
            <text:p>INGEBORG</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FRITZ</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BARBIER</text:p>
          </table:table-cell>
          <table:table-cell table:style-name="ce5" office:value-type="string">
            <text:p>MANIKÜRISTIN</text:p>
          </table:table-cell>
          <table:table-cell table:style-name="ce5" office:value-type="string">
            <text:p>SCHNEIDER</text:p>
          </table:table-cell>
          <table:table-cell table:style-name="ce5" office:value-type="string">
            <text:p>SCHUHMACHER</text:p>
          </table:table-cell>
          <table:table-cell table:style-name="ce5" office:value-type="string">
            <text:p>KURZWARENHÄNDLER</text:p>
          </table:table-cell>
          <table:table-cell table:style-name="ce5" office:value-type="string">
            <text:p>JUWELIER</text:p>
          </table:table-cell>
          <table:table-cell table:style-name="ce5" office:value-type="string">
            <text:p>BLUMENHÄNDLER</text:p>
          </table:table-cell>
          <table:table-cell table:style-name="ce5" office:value-type="string">
            <text:p>MALER</text:p>
          </table:table-cell>
          <table:table-cell table:style-name="ce5" table:number-columns-repeated="6"/>
          <table:table-cell table:number-columns-repeated="992"/>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1"/>
          <table:table-cell table:style-name="ce12"/>
          <table:table-cell table:style-name="ce9" table:number-columns-repeated="996"/>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2"/>
          <table:table-cell table:style-name="ce11"/>
          <table:table-cell table:style-name="ce12"/>
          <table:table-cell table:style-name="ce9" table:number-columns-repeated="996"/>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1"/>
          <table:table-cell table:style-name="ce12"/>
          <table:table-cell table:style-name="ce9" table:number-columns-repeated="996"/>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3"/>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table-cell table:style-name="ce6" office:value-type="string">
            <text:p>X</text:p>
          </table:table-cell>
          <table:table-cell table:style-name="ce6" table:number-columns-repeated="17"/>
          <table:table-cell table:style-name="ce11"/>
          <table:table-cell table:style-name="ce12"/>
          <table:table-cell table:style-name="ce9" table:number-columns-repeated="996"/>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number-columns-repeated="2" table:style-name="ce6" office:value-type="string">
            <text:p>X</text:p>
          </table:table-cell>
          <table:table-cell table:style-name="ce6" table:number-columns-repeated="11"/>
          <table:table-cell table:style-name="ce6" office:value-type="float" office:value="3">
            <text:p>3</text:p>
          </table:table-cell>
          <table:table-cell table:style-name="ce6" table:number-columns-repeated="8"/>
          <table:table-cell table:style-name="ce11"/>
          <table:table-cell table:style-name="ce12"/>
          <table:table-cell table:style-name="ce9" table:number-columns-repeated="996"/>
        </table:table-row>
        <table:table-row table:style-name="ro4">
          <table:table-cell table:style-name="ce3" office:value-type="string">
            <text:p><text:s/>6.Büro 5: Scarlett wird vermisst</text:p>
          </table:table-cell>
          <table:table-cell table:style-name="ce6" table:number-columns-repeated="11"/>
          <table:table-cell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7.Büro 6: Scarlett kommt wiede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8.Büro 7: Otto</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9.Straße 1: Festnahme</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0.Wohnung 1: Offenbarung</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1.Straße 2: Fahrt nach Ost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2.DDR 1: Hotel Potemki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3.DDR 2: Verhö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4.Strasse 3: Austausch</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5.Büro 8: Das Erwach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6.Büro 9: Hazeltine 2</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7.Büro 10: Metamorphose 1</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1"/>
          <table:table-cell table:style-name="ce12"/>
          <table:table-cell table:style-name="ce9" table:number-columns-repeated="996"/>
        </table:table-row>
        <table:table-row table:style-name="ro1">
          <table:table-cell table:style-name="ce3"/>
          <table:table-cell table:style-name="ce6" table:number-columns-repeated="25"/>
          <table:table-cell table:style-name="ce11"/>
          <table:table-cell table:style-name="ce12"/>
          <table:table-cell table:style-name="ce9" table:number-columns-repeated="996"/>
        </table:table-row>
        <table:table-row table:style-name="ro4">
          <table:table-cell table:style-name="ce3"/>
          <table:table-cell table:style-name="ce7" table:number-columns-repeated="25"/>
          <table:table-cell table:style-name="ce12" table:number-columns-repeated="2"/>
          <table:table-cell table:style-name="ce9" table:number-columns-repeated="996"/>
        </table:table-row>
        <table:table-row table:style-name="ro4" table:number-rows-repeated="4">
          <table:table-cell table:style-name="ce3"/>
          <table:table-cell table:style-name="ce8" table:number-columns-repeated="25"/>
          <table:table-cell table:style-name="ce9" table:number-columns-repeated="998"/>
        </table:table-row>
        <table:table-row table:style-name="ro4" table:number-rows-repeated="13">
          <table:table-cell table:style-name="ce3"/>
          <table:table-cell table:style-name="ce9" table:number-columns-repeated="1023"/>
        </table:table-row>
        <table:table-row table:style-name="ro4" table:number-rows-repeated="1048534">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4">04/24/2025</text:date>, <text:time>17:28:58</text:time></text:p>
        </style:region-right>
      </style:header>
      <style:header-left style:display="false"/>
      <style:footer>
        <text:p>Seite <text:page-number>1</text:page-number> / <text:page-count>99</text:page-count></text:p>
      </style:footer>
      <style:footer-left style:display="false"/>
    </style:master-page>
  </office:master-styles>
</office:document-styles>
</file>